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DejaVu Sans2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5cm" table:align="left" style:writing-mode="lr-tb"/>
    </style:style>
    <style:style style:name="table1.A" style:family="table-column">
      <style:table-column-properties style:column-width="1.074cm"/>
    </style:style>
    <style:style style:name="table1.B" style:family="table-column">
      <style:table-column-properties style:column-width="3.134cm"/>
    </style:style>
    <style:style style:name="table1.C" style:family="table-column">
      <style:table-column-properties style:column-width="2.912cm"/>
    </style:style>
    <style:style style:name="table1.D" style:family="table-column">
      <style:table-column-properties style:column-width="2.762cm"/>
    </style:style>
    <style:style style:name="table1.E" style:family="table-column">
      <style:table-column-properties style:column-width="1.898cm"/>
    </style:style>
    <style:style style:name="table1.F" style:family="table-column">
      <style:table-column-properties style:column-width="2.383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175cm"/>
    </style:style>
    <style:style style:name="table1.1" style:family="table-row">
      <style:table-row-properties style:row-height="0.4cm" style:keep-together="true" fo:keep-together="auto"/>
    </style:style>
    <style:style style:name="table1.A1" style:family="table-cell">
      <style:table-cell-properties style:vertical-align="top" fo:padding="0.097cm" fo:border="none"/>
    </style:style>
    <style:style style:name="table1.G1" style:family="table-cell">
      <style:table-cell-properties style:vertical-align="top" fo:padding="0.097cm" fo:border="0.018cm solid #000000"/>
    </style:style>
    <style:style style:name="table1.2" style:family="table-row">
      <style:table-row-properties style:row-height="0.45cm" style:keep-together="true" fo:keep-together="auto"/>
    </style:style>
    <style:style style:name="table1.A2" style:family="table-cell">
      <style:table-cell-properties style:vertical-align="top" fo:padding="0.097cm" fo:border-left="none" fo:border-right="none" fo:border-top="none" fo:border-bottom="0.002cm solid #000000"/>
    </style:style>
    <style:style style:name="table1.G2" style:family="table-cell">
      <style:table-cell-properties style:vertical-align="top" fo:padding="0.097cm" fo:border-left="0.018cm solid #000000" fo:border-right="0.018cm solid #000000" fo:border-top="none" fo:border-bottom="0.018cm solid #000000"/>
    </style:style>
    <style:style style:name="table1.3" style:family="table-row">
      <style:table-row-properties style:row-height="0.42cm" style:keep-together="true" fo:keep-together="auto"/>
    </style:style>
    <style:style style:name="table1.5" style:family="table-row">
      <style:table-row-properties style:row-height="0.15cm" style:keep-together="true" fo:keep-together="auto"/>
    </style:style>
    <style:style style:name="table1.F6" style:family="table-cell">
      <style:table-cell-properties style:vertical-align="top" fo:padding="0.097cm" fo:border-left="0.018cm solid #000000" fo:border-right="none" fo:border-top="0.018cm solid #000000" fo:border-bottom="0.018cm solid #000000"/>
    </style:style>
    <style:style style:name="table1.7" style:family="table-row">
      <style:table-row-properties style:keep-together="true" fo:keep-together="auto"/>
    </style:style>
    <style:style style:name="table1.F7" style:family="table-cell">
      <style:table-cell-properties style:vertical-align="top" fo:padding="0.097cm" fo:border-left="0.035cm solid #000000" fo:border-right="none" fo:border-top="0.035cm solid #000000" fo:border-bottom="0.035cm solid #000000"/>
    </style:style>
    <style:style style:name="table1.G7" style:family="table-cell">
      <style:table-cell-properties style:vertical-align="top" fo:padding="0.097cm" fo:border="0.035cm solid #000000"/>
    </style:style>
    <style:style style:name="table1.8" style:family="table-row">
      <style:table-row-properties style:row-height="0.109cm" style:keep-together="true" fo:keep-together="auto"/>
    </style:style>
    <style:style style:name="table1.E9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.A10" style:family="table-cell">
      <style:table-cell-properties style:vertical-align="top" fo:padding="0.097cm" fo:border-left="0.018cm solid #000000" fo:border-right="none" fo:border-top="none" fo:border-bottom="0.018cm solid #000000"/>
    </style:style>
    <style:style style:name="table1.B11" style:family="table-cell">
      <style:table-cell-properties style:vertical-align="top" fo:padding="0.097cm" fo:border-left="0.018cm solid #000000" fo:border-right="none" fo:border-top="0.035cm solid #000000" fo:border-bottom="0.035cm solid #000000"/>
    </style:style>
    <style:style style:name="table1.H11" style:family="table-cell">
      <style:table-cell-properties style:vertical-align="top" fo:padding="0.097cm" fo:border-left="0.018cm solid #000000" fo:border-right="0.035cm solid #000000" fo:border-top="0.035cm solid #000000" fo:border-bottom="0.035cm solid #000000"/>
    </style:style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0.132cm"/>
    </style:style>
    <style:style style:name="table2.C" style:family="table-column">
      <style:table-column-properties style:column-width="0.45cm"/>
    </style:style>
    <style:style style:name="table2.D" style:family="table-column">
      <style:table-column-properties style:column-width="0.609cm"/>
    </style:style>
    <style:style style:name="table2.E" style:family="table-column">
      <style:table-column-properties style:column-width="14.367cm"/>
    </style:style>
    <style:style style:name="table2.F" style:family="table-column">
      <style:table-column-properties style:column-width="0.041cm"/>
    </style:style>
    <style:style style:name="table2.1" style:family="table-row">
      <style:table-row-properties style:row-height="0.51cm" style:keep-together="true" fo:keep-together="auto"/>
    </style:style>
    <style:style style:name="table2.A1" style:family="table-cell">
      <style:table-cell-properties style:vertical-align="top" fo:padding="0.097cm" fo:border="none"/>
    </style:style>
    <style:style style:name="table2.F1" style:family="table-cell">
      <style:table-cell-properties fo:padding="0cm" fo:border="none"/>
    </style:style>
    <style:style style:name="table3" style:family="table">
      <style:table-properties style:width="17.092cm" fo:margin-left="-0.028cm" fo:margin-right="-0.065cm" table:align="margins" style:writing-mode="lr-tb"/>
    </style:style>
    <style:style style:name="table3.A" style:family="table-column">
      <style:table-column-properties style:column-width="0.875cm" style:rel-column-width="3354*"/>
    </style:style>
    <style:style style:name="table3.B" style:family="table-column">
      <style:table-column-properties style:column-width="0.57cm" style:rel-column-width="2184*"/>
    </style:style>
    <style:style style:name="table3.C" style:family="table-column">
      <style:table-column-properties style:column-width="0.169cm" style:rel-column-width="649*"/>
    </style:style>
    <style:style style:name="table3.D" style:family="table-column">
      <style:table-column-properties style:column-width="1.842cm" style:rel-column-width="7060*"/>
    </style:style>
    <style:style style:name="table3.E" style:family="table-column">
      <style:table-column-properties style:column-width="0.582cm" style:rel-column-width="2231*"/>
    </style:style>
    <style:style style:name="table3.F" style:family="table-column">
      <style:table-column-properties style:column-width="0.661cm" style:rel-column-width="2536*"/>
    </style:style>
    <style:style style:name="table3.G" style:family="table-column">
      <style:table-column-properties style:column-width="0.688cm" style:rel-column-width="2637*"/>
    </style:style>
    <style:style style:name="table3.H" style:family="table-column">
      <style:table-column-properties style:column-width="1.191cm" style:rel-column-width="4565*"/>
    </style:style>
    <style:style style:name="table3.I" style:family="table-column">
      <style:table-column-properties style:column-width="0.318cm" style:rel-column-width="1217*"/>
    </style:style>
    <style:style style:name="table3.K" style:family="table-column">
      <style:table-column-properties style:column-width="1.614cm" style:rel-column-width="6188*"/>
    </style:style>
    <style:style style:name="table3.L" style:family="table-column">
      <style:table-column-properties style:column-width="1.561cm" style:rel-column-width="5985*"/>
    </style:style>
    <style:style style:name="table3.M" style:family="table-column">
      <style:table-column-properties style:column-width="0.397cm" style:rel-column-width="1521*"/>
    </style:style>
    <style:style style:name="table3.N" style:family="table-column">
      <style:table-column-properties style:column-width="2.593cm" style:rel-column-width="9941*"/>
    </style:style>
    <style:style style:name="table3.O" style:family="table-column">
      <style:table-column-properties style:column-width="0.291cm" style:rel-column-width="1115*"/>
    </style:style>
    <style:style style:name="table3.P" style:family="table-column">
      <style:table-column-properties style:column-width="0.979cm" style:rel-column-width="3753*"/>
    </style:style>
    <style:style style:name="table3.Q" style:family="table-column">
      <style:table-column-properties style:column-width="0.053cm" style:rel-column-width="202*"/>
    </style:style>
    <style:style style:name="table3.R" style:family="table-column">
      <style:table-column-properties style:column-width="1.27cm" style:rel-column-width="4869*"/>
    </style:style>
    <style:style style:name="table3.S" style:family="table-column">
      <style:table-column-properties style:column-width="1.124cm" style:rel-column-width="4311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97cm" fo:border="none"/>
    </style:style>
    <style:style style:name="table3.E1" style:family="table-cell">
      <style:table-cell-properties style:vertical-align="top" fo:padding="0.097cm" fo:border-left="none" fo:border-right="none" fo:border-top="none" fo:border-bottom="0.018cm solid #000000"/>
    </style:style>
    <style:style style:name="table3.2" style:family="table-row">
      <style:table-row-properties style:row-height="0.409cm" style:keep-together="true" fo:keep-together="auto"/>
    </style:style>
    <style:style style:name="table3.6" style:family="table-row">
      <style:table-row-properties style:row-height="0.31cm" style:keep-together="true" fo:keep-together="auto"/>
    </style:style>
    <style:style style:name="table3.O7" style:family="table-cell">
      <style:table-cell-properties style:vertical-align="bottom" fo:padding="0.097cm" fo:border="none"/>
    </style:style>
    <style:style style:name="table3.R7" style:family="table-cell">
      <style:table-cell-properties style:vertical-align="top" fo:padding="0.097cm" fo:border-left="none" fo:border-right="none" fo:border-top="none" fo:border-bottom="0.002cm solid #000000"/>
    </style:style>
    <style:style style:name="table3.8" style:family="table-row">
      <style:table-row-properties style:row-height="0.51cm" style:keep-together="true" fo:keep-together="auto"/>
    </style:style>
    <style:style style:name="table3.A8" style:family="table-cell">
      <style:table-cell-properties style:vertical-align="" fo:padding="0.097cm" fo:border-left="none" fo:border-right="none" fo:border-top="none" fo:border-bottom="0.018cm solid #000000"/>
    </style:style>
    <style:style style:name="table3.C8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position="super 58%"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text-position="super 58%" style:font-name="Arial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4pt" style:font-size-asian="4pt" style:font-size-complex="4pt"/>
    </style:style>
    <style:style style:name="P21" style:family="paragraph" style:parent-style-name="Standard">
      <style:paragraph-properties style:snap-to-layout-grid="false"/>
      <style:text-properties fo:font-size="4pt" style:font-size-asian="4pt" style:font-size-complex="4pt"/>
    </style:style>
    <style:style style:name="P22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style:snap-to-layout-grid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style:line-height-at-least="0.176cm" style:snap-to-layout-gri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style:snap-to-layout-grid="false"/>
      <style:text-properties style:font-name="Arial" fo:font-size="6pt" style:font-size-asian="6pt" style:font-size-complex="6pt"/>
    </style:style>
    <style:style style:name="P27" style:family="paragraph" style:parent-style-name="Table_20_Contents">
      <style:paragraph-properties style:snap-to-layout-grid="false"/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style:snap-to-layout-grid="false"/>
      <style:text-properties style:font-name="Arial" fo:font-size="2pt" style:font-size-asian="2pt" style:font-size-complex="2pt"/>
    </style:style>
    <style:style style:name="P29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style:line-height-at-least="0.176cm" fo:text-align="center" style:justify-single-word="false" style:snap-to-layout-grid="false"/>
      <style:text-properties style:text-position="super 58%" style:font-name="Arial" fo:font-size="6pt" style:font-size-asian="6pt" style:font-size-complex="6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text-position="super 58%" style:font-name="Arial" fo:font-size="4pt" style:font-size-asian="4pt" style:font-size-complex="4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34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font-size="4pt" style:font-size-asian="4pt" style:font-size-complex="4pt"/>
    </style:style>
    <style:style style:name="P36" style:family="paragraph" style:parent-style-name="Standard">
      <style:paragraph-properties fo:text-align="end" style:justify-single-word="false"/>
    </style:style>
    <style:style style:name="P3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38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39" style:family="paragraph" style:parent-style-name="Table_20_Contents" style:master-page-name="Standard">
      <style:paragraph-properties fo:text-align="start" style:justify-single-word="false" style:page-number="auto"/>
      <style:text-properties style:font-name="DejaVu Sans" fo:font-size="6pt" style:font-size-asian="6pt" style:font-size-complex="6pt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font-name="DejaVu Sans" fo:font-size="8pt" style:font-size-asian="8pt" style:font-size-complex="8pt"/>
    </style:style>
    <style:style style:name="P41" style:family="paragraph" style:parent-style-name="Table_20_Contents">
      <style:paragraph-properties style:line-height-at-least="0.176cm" fo:text-align="start" style:justify-single-word="false" style:snap-to-layout-grid="false"/>
      <style:text-properties style:font-name="DejaVu Sans" fo:font-size="8pt" style:font-size-asian="8pt" style:font-size-complex="8pt"/>
    </style:style>
    <style:style style:name="P42" style:family="paragraph" style:parent-style-name="Table_20_Contents">
      <style:paragraph-properties fo:line-height="100%" fo:text-align="center" style:justify-single-word="false" style:snap-to-layout-grid="false"/>
      <style:text-properties style:text-position="super 58%" style:font-name="Arial" fo:font-size="10pt" style:font-size-asian="10pt" style:font-size-complex="10pt"/>
    </style:style>
    <style:style style:name="P43" style:family="paragraph" style:parent-style-name="Table_20_Contents">
      <style:paragraph-properties fo:line-height="100%" style:snap-to-layout-grid="false"/>
      <style:text-properties style:text-position="super 58%"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Times New Roman" fo:font-size="10pt" fo:font-weight="bold" style:font-size-asian="10pt" style:font-weight-asian="bold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/><text:span text:style-name="T4"><text:placeholder text:placeholder-type="text">&lt;for each="request in objects"&gt;</text:placeholder></text:span></text:p>
      <text:p text:style-name="P36"><text:s text:c="81"/><text:span text:style-name="T1"><text:s/></text:span><text:span text:style-name="T2"><text:s/></text:span><text:span text:style-name="T3"><text:s text:c="3"/>Унифицированная форма No КО-2</text:span></text:p>
      <text:p text:style-name="P3"><text:s text:c="81"/>Утверждена постановлением Госкомстата</text:p>
      <text:p text:style-name="P3"><text:s text:c="95"/>России от 18.08.98 г. No88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G1" table:number-columns-spanned="2" office:value-type="string">
            <text:p text:style-name="P19"><text:s/>Коды</text:p>
            <text:p text:style-name="P18"/>
          </table:table-cell>
          <table:covered-table-cell/>
        </table:table-row>
        <table:table-row table:style-name="table1.2">
          <table:table-cell table:style-name="table1.A2" table:number-columns-spanned="5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Форма по ОКУД</text:p>
          </table:table-cell>
          <table:table-cell table:style-name="table1.G2" table:number-columns-spanned="2" office:value-type="string">
            <text:p text:style-name="P11"><text:s/>031001</text:p>
            <text:p text:style-name="P10"/>
          </table:table-cell>
          <table:covered-table-cell/>
        </table:table-row>
        <table:table-row table:style-name="table1.3">
          <table:table-cell table:style-name="table1.A1" table:number-columns-spanned="5" office:value-type="string">
            <text:p text:style-name="P31">организация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по ОКПО</text:p>
            <text:p text:style-name="P3"/>
          </table:table-cell>
          <table:table-cell table:style-name="table1.G2" table:number-columns-spanned="2" office:value-type="string">
            <text:p text:style-name="P11"/>
          </table:table-cell>
          <table:covered-table-cell/>
        </table:table-row>
        <table:table-row table:style-name="table1.1">
          <table:table-cell table:style-name="table1.A2" table:number-columns-spanned="5" office:value-type="string">
            <text:p text:style-name="P41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G2" table:number-columns-spanned="2" office:value-type="string">
            <text:p text:style-name="P25"/>
          </table:table-cell>
          <table:covered-table-cell/>
        </table:table-row>
        <table:table-row table:style-name="table1.5">
          <table:table-cell table:style-name="table1.A1" table:number-columns-spanned="5" office:value-type="string">
            <text:p text:style-name="P32">Структурное подразделение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1.2"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F6" office:value-type="string">
            <text:p text:style-name="P6">Номер документа</text:p>
          </table:table-cell>
          <table:table-cell table:style-name="table1.G1" table:number-columns-spanned="2" office:value-type="string">
            <text:p text:style-name="P6">Дата составления</text:p>
            <text:p text:style-name="P5"/>
          </table:table-cell>
          <table:covered-table-cell/>
        </table:table-row>
        <table:table-row table:style-name="table1.7">
          <table:table-cell table:style-name="table1.A1" table:number-columns-spanned="5" office:value-type="string">
            <text:p text:style-name="P8">РАСХОДНЫЙ КАССОВЫЙ ОРДЕР <text:s text:c="3"/></text:p>
          </table:table-cell>
          <table:covered-table-cell/>
          <table:covered-table-cell/>
          <table:covered-table-cell/>
          <table:covered-table-cell/>
          <table:table-cell table:style-name="table1.F7" office:value-type="string">
            <text:p text:style-name="P40"><text:placeholder text:placeholder-type="text">&lt;line.name&gt;</text:placeholder></text:p>
          </table:table-cell>
          <table:table-cell table:style-name="table1.G7" table:number-columns-spanned="2" office:value-type="string">
            <text:p text:style-name="P40"><text:placeholder text:placeholder-type="text">&lt;line.name&gt;</text:placeholder></text:p>
          </table:table-cell>
          <table:covered-table-cell/>
        </table:table-row>
        <table:table-row table:style-name="table1.8">
          <table:table-cell table:style-name="table1.A1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8"/>
          </table:table-cell>
        </table:table-row>
        <table:table-row table:style-name="table1.2">
          <table:table-cell table:style-name="table1.F6" table:number-columns-spanned="4" office:value-type="string">
            <text:p text:style-name="P42">Дебет</text:p>
          </table:table-cell>
          <table:covered-table-cell/>
          <table:covered-table-cell/>
          <table:covered-table-cell/>
          <table:table-cell table:style-name="table1.E9" table:number-rows-spanned="2" office:value-type="string">
            <text:p text:style-name="P42">Кредит</text:p>
          </table:table-cell>
          <table:table-cell table:style-name="table1.E9" table:number-rows-spanned="2" office:value-type="string">
            <text:p text:style-name="P42">Сумма</text:p>
          </table:table-cell>
          <table:table-cell table:style-name="table1.F6" table:number-rows-spanned="2" office:value-type="string">
            <text:p text:style-name="P42">Код целевого назначения</text:p>
          </table:table-cell>
          <table:table-cell table:style-name="table1.G1" table:number-rows-spanned="2" office:value-type="string">
            <text:p text:style-name="P27"/>
          </table:table-cell>
        </table:table-row>
        <table:table-row table:style-name="table1.7">
          <table:table-cell table:style-name="table1.A10" office:value-type="string">
            <text:p text:style-name="P43"/>
          </table:table-cell>
          <table:table-cell table:style-name="table1.A10" office:value-type="string">
            <text:p text:style-name="P42">Код структурного подразделения</text:p>
          </table:table-cell>
          <table:table-cell table:style-name="table1.A10" office:value-type="string">
            <text:p text:style-name="P42">Корреспондирующий счет, субсчет</text:p>
          </table:table-cell>
          <table:table-cell table:style-name="table1.A10" office:value-type="string">
            <text:p text:style-name="P42">Код аналитического учета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7" office:value-type="string">
            <text:p text:style-name="P24"/>
          </table:table-cell>
          <table:table-cell table:style-name="table1.B11" office:value-type="string">
            <text:p text:style-name="P40"><text:placeholder text:placeholder-type="text">&lt;line.name&gt;</text:placeholder></text:p>
          </table:table-cell>
          <table:table-cell table:style-name="table1.B11" office:value-type="string">
            <text:p text:style-name="P40"><text:placeholder text:placeholder-type="text">&lt;line.name&gt;</text:placeholder></text:p>
          </table:table-cell>
          <table:table-cell table:style-name="table1.B11" office:value-type="string">
            <text:p text:style-name="P40"><text:placeholder text:placeholder-type="text">&lt;line.name&gt;</text:placeholder></text:p>
          </table:table-cell>
          <table:table-cell table:style-name="table1.B11" office:value-type="string">
            <text:p text:style-name="P40"><text:placeholder text:placeholder-type="text">&lt;line.name&gt;</text:placeholder></text:p>
          </table:table-cell>
          <table:table-cell table:style-name="table1.B11" office:value-type="string">
            <text:p text:style-name="P40"><text:placeholder text:placeholder-type="text">&lt;line.name&gt;</text:placeholder></text:p>
          </table:table-cell>
          <table:table-cell table:style-name="table1.B11" office:value-type="string">
            <text:p text:style-name="P40"><text:placeholder text:placeholder-type="text">&lt;line.name&gt;</text:placeholder></text:p>
          </table:table-cell>
          <table:table-cell table:style-name="table1.H11" office:value-type="string">
            <text:p text:style-name="P2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2">Выдать:</text:p>
            <text:p text:style-name="P9"/>
          </table:table-cell>
          <table:covered-table-cell/>
          <table:table-cell table:style-name="table2.A1" table:number-columns-spanned="3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table-cell table:style-name="table2.F1" office:value-type="string">
            <text:p text:style-name="P12"/>
          </table:table-cell>
        </table:table-row>
        <table:table-row table:style-name="table2.1">
          <table:table-cell table:style-name="table2.A1" table:number-columns-spanned="3" office:value-type="string">
            <text:p text:style-name="P12">Основание:</text:p>
            <text:p text:style-name="P15"/>
          </table:table-cell>
          <table:covered-table-cell/>
          <table:covered-table-cell/>
          <table:table-cell table:style-name="table2.A1" table:number-columns-spanned="3" office:value-type="string">
            <text:p text:style-name="P40"><text:placeholder text:placeholder-type="text">&lt;line.name&gt;</text:placeholder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7">Сумма:</text:p>
          </table:table-cell>
          <table:table-cell table:style-name="table2.A1" table:number-columns-spanned="5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2">Приложение:</text:p>
            <text:p text:style-name="P9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40"><text:placeholder text:placeholder-type="text">&lt;line.name&gt;</text:placeholder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 table:number-columns-repeated="2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Q"/>
        <table:table-column table:style-name="table3.R"/>
        <table:table-column table:style-name="table3.S"/>
        <table:table-row table:style-name="table3.1">
          <table:table-cell table:style-name="table3.A1" table:number-columns-spanned="4" office:value-type="string">
            <text:p text:style-name="P13">Руководитель</text:p>
          </table:table-cell>
          <table:covered-table-cell/>
          <table:covered-table-cell/>
          <table:covered-table-cell/>
          <table:table-cell table:style-name="table3.E1" table:number-columns-spanned="4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table-cell table:style-name="table3.A1" office:value-type="string">
            <text:p text:style-name="P34"/>
          </table:table-cell>
          <table:table-cell table:style-name="table3.E1" table:number-columns-spanned="3" office:value-type="string">
            <text:p text:style-name="P34"/>
          </table:table-cell>
          <table:covered-table-cell/>
          <table:covered-table-cell/>
          <table:table-cell table:style-name="table3.A1" office:value-type="string">
            <text:p text:style-name="P34"/>
          </table:table-cell>
          <table:table-cell table:style-name="table3.E1" table:number-columns-spanned="6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2"><text:s/>должность</text:p>
          </table:table-cell>
          <table:covered-table-cell/>
          <table:covered-table-cell/>
          <table:covered-table-cell/>
          <table:table-cell table:style-name="table3.A1" office:value-type="string">
            <text:p text:style-name="P33"/>
          </table:table-cell>
          <table:table-cell table:style-name="table3.A1" table:number-columns-spanned="3" office:value-type="string">
            <text:p text:style-name="P2">подпись <text:s text:c="3"/></text:p>
          </table:table-cell>
          <table:covered-table-cell/>
          <table:covered-table-cell/>
          <table:table-cell table:style-name="table3.A1" office:value-type="string">
            <text:p text:style-name="P33"/>
          </table:table-cell>
          <table:table-cell table:style-name="table3.A1" table:number-columns-spanned="6" office:value-type="string">
            <text:p text:style-name="P2">расшифровка подписи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p text:style-name="P13">Главный бухгалтер</text:p>
          </table:table-cell>
          <table:covered-table-cell/>
          <table:covered-table-cell/>
          <table:covered-table-cell/>
          <table:table-cell table:style-name="table3.E1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table3.A1" office:value-type="string">
            <text:p text:style-name="P34"/>
          </table:table-cell>
          <table:table-cell table:style-name="table3.E1" table:number-columns-spanned="7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3.2">
          <table:table-cell table:style-name="table3.A1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2">подпись </text:p>
          </table:table-cell>
          <table:covered-table-cell/>
          <table:covered-table-cell/>
          <table:covered-table-cell/>
          <table:table-cell table:style-name="table3.A1" office:value-type="string">
            <text:p text:style-name="P33"/>
          </table:table-cell>
          <table:table-cell table:style-name="table3.A1" table:number-columns-spanned="7" office:value-type="string">
            <text:p text:style-name="P2">расшифровка подписи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4">Получил:</text:p>
          </table:table-cell>
          <table:covered-table-cell/>
          <table:covered-table-cell/>
          <table:table-cell table:style-name="table3.E1" table:number-columns-spanned="1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1" table:number-columns-spanned="19" office:value-type="string">
            <text:p text:style-name="P35">Сумма 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table:number-columns-spanned="14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O7" table:number-columns-spanned="3" office:value-type="string">
            <text:p text:style-name="P12">руб.</text:p>
          </table:table-cell>
          <table:covered-table-cell/>
          <table:covered-table-cell/>
          <table:table-cell table:style-name="table3.R7" office:value-type="string">
            <text:p text:style-name="P27"/>
          </table:table-cell>
          <table:table-cell table:style-name="table3.A1" office:value-type="string">
            <text:p text:style-name="P12">коп.</text:p>
          </table:table-cell>
        </table:table-row>
        <table:table-row table:style-name="table3.8">
          <table:table-cell table:style-name="table3.A8" table:number-columns-spanned="2" office:value-type="string">
            <text:p text:style-name="P27">« <text:s text:c="6"/>»</text:p>
          </table:table-cell>
          <table:covered-table-cell/>
          <table:table-cell table:style-name="table3.C8" office:value-type="string">
            <text:p text:style-name="P27"/>
          </table:table-cell>
          <table:table-cell table:style-name="table3.A8" table:number-columns-spanned="2" office:value-type="string">
            <text:p text:style-name="P27"/>
          </table:table-cell>
          <table:covered-table-cell/>
          <table:table-cell table:style-name="table3.C8" office:value-type="string">
            <text:p text:style-name="P27">20</text:p>
          </table:table-cell>
          <table:table-cell table:style-name="table3.A8" office:value-type="string">
            <text:p text:style-name="P27"/>
          </table:table-cell>
          <table:table-cell table:style-name="table3.C8" table:number-columns-spanned="4" office:value-type="string">
            <text:p text:style-name="P27">г.</text:p>
          </table:table-cell>
          <table:covered-table-cell/>
          <table:covered-table-cell/>
          <table:covered-table-cell/>
          <table:table-cell table:style-name="table3.C8" office:value-type="string">
            <text:p text:style-name="P12">Подпись</text:p>
          </table:table-cell>
          <table:table-cell table:style-name="table3.A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3.C8" office:value-type="string">
            <text:p text:style-name="P27"/>
          </table:table-cell>
        </table:table-row>
        <table:table-row table:style-name="table3.1">
          <table:table-cell table:style-name="table3.A1" office:value-type="string">
            <text:p text:style-name="P16">По:</text:p>
          </table:table-cell>
          <table:table-cell table:style-name="table3.E1" table:number-columns-spanned="18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9" office:value-type="string">
            <text:p text:style-name="P20">аименование, номер, дата и место выдачи документа, удостоверяющего личность получа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p text:style-name="P17">Выдал кассир</text:p>
          </table:table-cell>
          <table:covered-table-cell/>
          <table:covered-table-cell/>
          <table:covered-table-cell/>
          <table:table-cell table:style-name="table3.E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22"/>
          </table:table-cell>
          <table:table-cell table:style-name="table3.E1" table:number-columns-spanned="5" office:value-type="string">
            <text:p text:style-name="P4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3.A1" table:number-columns-spanned="5" office:value-type="string">
            <text:p text:style-name="P20">подпись</text:p>
          </table:table-cell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20"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p text:style-name="Standard"/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DejaVu Sans2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2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0-27T13:55:28</meta:creation-date>
    <dc:date>2010-07-16T21:58:08</dc:date>
    <meta:print-date>2009-10-27T16:24:00</meta:print-date>
    <meta:editing-cycles>7</meta:editing-cycles>
    <meta:editing-duration>PT02H12M15S</meta:editing-duration>
    <dc:creator>Дмитрий Климанов</dc:creator>
    <meta:document-statistic meta:table-count="3" meta:image-count="0" meta:object-count="0" meta:page-count="1" meta:paragraph-count="64" meta:word-count="108" meta:character-count="1159"/>
  </office:meta>
</office:document-meta>
</file>